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5.698cm" table:align="left"/>
    </style:style>
    <style:style style:name="Table1.A" style:family="table-column">
      <style:table-column-properties style:column-width="1.78cm"/>
    </style:style>
    <style:style style:name="Table1.B" style:family="table-column">
      <style:table-column-properties style:column-width="3.002cm"/>
    </style:style>
    <style:style style:name="Table1.C" style:family="table-column">
      <style:table-column-properties style:column-width="3.106cm"/>
    </style:style>
    <style:style style:name="Table1.D" style:family="table-column">
      <style:table-column-properties style:column-width="2.618cm"/>
    </style:style>
    <style:style style:name="Table1.E" style:family="table-column">
      <style:table-column-properties style:column-width="2.854cm"/>
    </style:style>
    <style:style style:name="Table1.F" style:family="table-column">
      <style:table-column-properties style:column-width="2.926cm"/>
    </style:style>
    <style:style style:name="Table1.G" style:family="table-column">
      <style:table-column-properties style:column-width="2.302cm"/>
    </style:style>
    <style:style style:name="Table1.H" style:family="table-column">
      <style:table-column-properties style:column-width="1.526cm"/>
    </style:style>
    <style:style style:name="Table1.I" style:family="table-column">
      <style:table-column-properties style:column-width="1.681cm"/>
    </style:style>
    <style:style style:name="Table1.J" style:family="table-column">
      <style:table-column-properties style:column-width="1.72cm"/>
    </style:style>
    <style:style style:name="Table1.K" style:family="table-column">
      <style:table-column-properties style:column-width="2.184cm"/>
    </style:style>
    <style:style style:name="Table1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Table1.K1" style:family="table-cell">
      <style:table-cell-properties style:vertical-align="bottom" fo:padding="0.097cm" fo:border="0.5pt solid #000000"/>
    </style:style>
    <style:style style:name="Table1.A2" style:family="table-cell">
      <style:table-cell-properties style:vertical-align="middle"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1.K2" style:family="table-cell">
      <style:table-cell-properties style:vertical-align="middle"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D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E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F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G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H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I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J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K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C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D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E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F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G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H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I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J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K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.A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B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C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D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E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F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G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H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I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J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K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.A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B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C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D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E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F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G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H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I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J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K9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line-height="100%"/>
      <style:text-properties style:font-name="Times New Roman" officeooo:rsid="000c98c2" officeooo:paragraph-rsid="000c98c2"/>
    </style:style>
    <style:style style:name="P2" style:family="paragraph" style:parent-style-name="Table_20_Contents">
      <style:paragraph-properties fo:line-height="100%"/>
      <style:text-properties style:font-name="Times New Roman" officeooo:rsid="000f2085" officeooo:paragraph-rsid="000f2085"/>
    </style:style>
    <style:style style:name="P3" style:family="paragraph" style:parent-style-name="Table_20_Contents">
      <style:paragraph-properties fo:line-height="100%" fo:text-align="center" style:justify-single-word="false"/>
      <style:text-properties style:font-name="Times New Roman" officeooo:rsid="000f2085" officeooo:paragraph-rsid="0015d1c4"/>
    </style:style>
    <style:style style:name="P4" style:family="paragraph" style:parent-style-name="Table_20_Contents">
      <style:paragraph-properties fo:line-height="100%"/>
      <style:text-properties style:font-name="Times New Roman" officeooo:rsid="000f2085" officeooo:paragraph-rsid="00104da8"/>
    </style:style>
    <style:style style:name="P5" style:family="paragraph" style:parent-style-name="Table_20_Contents">
      <style:paragraph-properties fo:line-height="100%" fo:text-align="center" style:justify-single-word="false"/>
      <style:text-properties style:font-name="Times New Roman" officeooo:rsid="00104da8" officeooo:paragraph-rsid="00104da8"/>
    </style:style>
    <style:style style:name="P6" style:family="paragraph" style:parent-style-name="Table_20_Contents">
      <style:paragraph-properties fo:line-height="100%" fo:text-align="center" style:justify-single-word="false"/>
      <style:text-properties style:font-name="Times New Roman" officeooo:rsid="0011f217" officeooo:paragraph-rsid="00138a7a"/>
    </style:style>
    <style:style style:name="P7" style:family="paragraph" style:parent-style-name="Table_20_Contents">
      <style:paragraph-properties fo:line-height="100%" fo:text-align="center" style:justify-single-word="false"/>
      <style:text-properties style:font-name="Times New Roman" officeooo:rsid="0011f217" officeooo:paragraph-rsid="0011f217"/>
    </style:style>
    <style:style style:name="P8" style:family="paragraph" style:parent-style-name="Table_20_Contents">
      <style:paragraph-properties fo:line-height="100%"/>
      <style:text-properties style:font-name="Times New Roman" fo:font-weight="bold" officeooo:rsid="000c98c2" officeooo:paragraph-rsid="000c98c2" style:font-weight-asian="bold" style:font-weight-complex="bold"/>
    </style:style>
    <style:style style:name="P9" style:family="paragraph" style:parent-style-name="Table_20_Contents">
      <style:paragraph-properties fo:line-height="100%"/>
      <style:text-properties style:font-name="Times New Roman" fo:font-weight="bold" officeooo:rsid="000f2085" officeooo:paragraph-rsid="000f2085" style:font-weight-asian="bold" style:font-weight-complex="bold"/>
    </style:style>
    <style:style style:name="P10" style:family="paragraph" style:parent-style-name="Table_20_Contents">
      <style:paragraph-properties fo:line-height="100%" fo:text-align="center" style:justify-single-word="false"/>
      <style:text-properties style:font-name="Times New Roman" fo:font-weight="bold" officeooo:rsid="00104da8" officeooo:paragraph-rsid="00104da8" style:font-weight-asian="bold" style:font-weight-complex="bold"/>
    </style:style>
    <style:style style:name="P11" style:family="paragraph" style:parent-style-name="Table_20_Contents">
      <style:paragraph-properties fo:line-height="100%"/>
      <style:text-properties style:font-name="Times New Roman" fo:font-weight="bold" officeooo:rsid="0015d1c4" officeooo:paragraph-rsid="0015d1c4" style:font-weight-asian="bold" style:font-weight-complex="bold"/>
    </style:style>
    <style:style style:name="P12" style:family="paragraph" style:parent-style-name="Table_20_Contents">
      <style:paragraph-properties fo:line-height="100%" fo:text-align="center" style:justify-single-word="false"/>
      <style:text-properties style:font-name="Times New Roman" fo:font-style="italic" fo:font-weight="bold" officeooo:rsid="000f2085" officeooo:paragraph-rsid="000f2085" style:font-style-asian="italic" style:font-weight-asian="bold" style:font-style-complex="italic" style:font-weight-complex="bold"/>
    </style:style>
    <style:style style:name="P13" style:family="paragraph" style:parent-style-name="Table_20_Contents">
      <style:paragraph-properties fo:line-height="100%" fo:text-align="center" style:justify-single-word="false"/>
      <style:text-properties style:font-name="Times New Roman"/>
    </style:style>
    <style:style style:name="P14" style:family="paragraph" style:parent-style-name="Table_20_Contents">
      <style:paragraph-properties fo:line-height="100%" fo:text-align="center" style:justify-single-word="false"/>
      <style:text-properties style:font-name="Times New Roman" officeooo:paragraph-rsid="0011f217"/>
    </style:style>
    <style:style style:name="P15" style:family="paragraph" style:parent-style-name="Table_20_Contents">
      <style:paragraph-properties fo:line-height="100%" fo:text-align="center" style:justify-single-word="false"/>
      <style:text-properties style:font-name="Times New Roman" officeooo:paragraph-rsid="001706a3"/>
    </style:style>
    <style:style style:name="P16" style:family="paragraph" style:parent-style-name="Table_20_Contents">
      <style:paragraph-properties fo:line-height="100%"/>
      <style:text-properties style:font-name="Times New Roman" officeooo:rsid="00138a7a" officeooo:paragraph-rsid="00138a7a"/>
    </style:style>
    <style:style style:name="P17" style:family="paragraph" style:parent-style-name="Table_20_Contents">
      <style:paragraph-properties fo:line-height="100%" fo:text-align="center" style:justify-single-word="false"/>
      <style:text-properties style:font-name="Times New Roman" officeooo:rsid="00138a7a" officeooo:paragraph-rsid="00138a7a"/>
    </style:style>
    <style:style style:name="P18" style:family="paragraph" style:parent-style-name="Table_20_Contents">
      <style:paragraph-properties fo:line-height="100%"/>
      <style:text-properties style:font-name="Times New Roman" officeooo:rsid="00156d82" officeooo:paragraph-rsid="00156d82"/>
    </style:style>
    <style:style style:name="P19" style:family="paragraph" style:parent-style-name="Table_20_Contents">
      <style:paragraph-properties fo:line-height="100%" fo:text-align="center" style:justify-single-word="false"/>
      <style:text-properties style:font-name="Times New Roman" officeooo:rsid="00156d82" officeooo:paragraph-rsid="00156d82"/>
    </style:style>
    <style:style style:name="P20" style:family="paragraph" style:parent-style-name="Table_20_Contents">
      <style:paragraph-properties fo:line-height="100%" fo:text-align="center" style:justify-single-word="false"/>
      <style:text-properties style:font-name="Times New Roman" fo:font-style="normal" fo:font-weight="bold" officeooo:rsid="00156d82" officeooo:paragraph-rsid="00156d82" style:font-style-asian="normal" style:font-weight-asian="bold" style:font-style-complex="normal" style:font-weight-complex="bold"/>
    </style:style>
    <style:style style:name="P21" style:family="paragraph" style:parent-style-name="Table_20_Contents">
      <style:paragraph-properties fo:line-height="100%"/>
      <style:text-properties style:font-name="Times New Roman" officeooo:rsid="0015d1c4" officeooo:paragraph-rsid="0015d1c4"/>
    </style:style>
    <style:style style:name="P22" style:family="paragraph" style:parent-style-name="Table_20_Contents">
      <style:paragraph-properties fo:line-height="100%" fo:text-align="center" style:justify-single-word="false"/>
      <style:text-properties style:font-name="Times New Roman" officeooo:rsid="0015d1c4" officeooo:paragraph-rsid="0015d1c4"/>
    </style:style>
    <style:style style:name="T1" style:family="text">
      <style:text-properties officeooo:rsid="000f2085"/>
    </style:style>
    <style:style style:name="T2" style:family="text">
      <style:text-properties officeooo:rsid="00104da8"/>
    </style:style>
    <style:style style:name="T3" style:family="text">
      <style:text-properties officeooo:rsid="00138a7a"/>
    </style:style>
    <style:style style:name="T4" style:family="text">
      <style:text-properties officeooo:rsid="00156d82"/>
    </style:style>
    <style:style style:name="T5" style:family="text">
      <style:text-properties officeooo:rsid="0015d1c4"/>
    </style:style>
    <style:style style:name="T6" style:family="text">
      <style:text-properties officeooo:rsid="001706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row>
          <table:table-cell table:style-name="Table1.A1" office:value-type="string">
            <text:p text:style-name="P8">Study</text:p>
          </table:table-cell>
          <table:table-cell table:style-name="Table1.A1" office:value-type="string">
            <text:p text:style-name="P8">Distancing</text:p>
          </table:table-cell>
          <table:table-cell table:style-name="Table1.A1" office:value-type="string">
            <text:p text:style-name="P8">Manipulation</text:p>
          </table:table-cell>
          <table:table-cell table:style-name="Table1.A1" office:value-type="string">
            <text:p text:style-name="P9">Conditions</text:p>
          </table:table-cell>
          <table:table-cell table:style-name="Table1.A1" office:value-type="string">
            <text:p text:style-name="P9">Perspective</text:p>
          </table:table-cell>
          <table:table-cell table:style-name="Table1.A1" office:value-type="string">
            <text:p text:style-name="P8">Scenario</text:p>
          </table:table-cell>
          <table:table-cell table:style-name="Table1.A1" office:value-type="string">
            <text:p text:style-name="P11">Measure</text:p>
          </table:table-cell>
          <table:table-cell table:style-name="Table1.A1" office:value-type="string">
            <text:p text:style-name="P10">N</text:p>
          </table:table-cell>
          <table:table-cell table:style-name="Table1.A1" office:value-type="string">
            <text:p text:style-name="P8">Result</text:p>
          </table:table-cell>
          <table:table-cell table:style-name="Table1.A1" office:value-type="string">
            <text:p text:style-name="P12">p</text:p>
          </table:table-cell>
          <table:table-cell table:style-name="Table1.K1" office:value-type="string">
            <text:p text:style-name="P20">direction</text:p>
          </table:table-cell>
        </table:table-row>
        <table:table-row>
          <table:table-cell table:style-name="Table1.A2" office:value-type="string">
            <text:p text:style-name="P1">Pilot 1</text:p>
          </table:table-cell>
          <table:table-cell table:style-name="Table1.A2" office:value-type="string">
            <text:p text:style-name="P1">Psychological</text:p>
          </table:table-cell>
          <table:table-cell table:style-name="Table1.A2" office:value-type="string">
            <text:p text:style-name="P1">Anne vignette</text:p>
          </table:table-cell>
          <table:table-cell table:style-name="Table1.A2" office:value-type="string">
            <text:p text:style-name="P2">Present vs Absent</text:p>
          </table:table-cell>
          <table:table-cell table:style-name="Table1.A2" office:value-type="string">
            <text:p text:style-name="P2">First person</text:p>
          </table:table-cell>
          <table:table-cell table:style-name="Table1.A2" office:value-type="string">
            <text:p text:style-name="P1">Julie &amp; Mark</text:p>
          </table:table-cell>
          <table:table-cell table:style-name="Table1.A2" office:value-type="string">
            <text:p text:style-name="P1">Critical Slide</text:p>
          </table:table-cell>
          <table:table-cell table:style-name="Table1.A2" office:value-type="string">
            <text:p text:style-name="P5">120</text:p>
          </table:table-cell>
          <table:table-cell table:style-name="Table1.A2" office:value-type="string">
            <text:p text:style-name="P2">No sig. Effect</text:p>
          </table:table-cell>
          <table:table-cell table:style-name="Table1.A2" office:value-type="string">
            <text:p text:style-name="P13">.<text:span text:style-name="T1">292</text:span></text:p>
          </table:table-cell>
          <table:table-cell table:style-name="Table1.K2" office:value-type="string">
            <text:p text:style-name="P19">(predicted)</text:p>
          </table:table-cell>
        </table:table-row>
        <table:table-row>
          <table:table-cell table:style-name="Table1.A3" office:value-type="string">
            <text:p text:style-name="P1">Pilot 2</text:p>
          </table:table-cell>
          <table:table-cell table:style-name="Table1.B3" office:value-type="string">
            <text:p text:style-name="P1">Psychological</text:p>
          </table:table-cell>
          <table:table-cell table:style-name="Table1.C3" office:value-type="string">
            <text:p text:style-name="P1">Anne vignette</text:p>
          </table:table-cell>
          <table:table-cell table:style-name="Table1.D3" office:value-type="string">
            <text:p text:style-name="P2">Present vs Absent</text:p>
          </table:table-cell>
          <table:table-cell table:style-name="Table1.E3" office:value-type="string">
            <text:p text:style-name="P2">First person vs third person</text:p>
          </table:table-cell>
          <table:table-cell table:style-name="Table1.F3" office:value-type="string">
            <text:p text:style-name="P1">Julie &amp; Mark</text:p>
          </table:table-cell>
          <table:table-cell table:style-name="Table1.G3" office:value-type="string">
            <text:p text:style-name="P1">Critical Slide</text:p>
          </table:table-cell>
          <table:table-cell table:style-name="Table1.H3" office:value-type="string">
            <text:p text:style-name="P6">104 /</text:p>
            <text:p text:style-name="P6">76</text:p>
          </table:table-cell>
          <table:table-cell table:style-name="Table1.I3" office:value-type="string">
            <text:p text:style-name="P2">No sig. Effect</text:p>
          </table:table-cell>
          <table:table-cell table:style-name="Table1.J3" office:value-type="string">
            <text:p text:style-name="P3">.<text:span text:style-name="T5">098 /</text:span></text:p>
            <text:p text:style-name="P3">.101</text:p>
          </table:table-cell>
          <table:table-cell table:style-name="Table1.K3" office:value-type="string">
            <text:p text:style-name="P19">(predicted)</text:p>
          </table:table-cell>
        </table:table-row>
        <table:table-row>
          <table:table-cell table:style-name="Table1.A2" office:value-type="string">
            <text:p text:style-name="P1">Pilot 3</text:p>
          </table:table-cell>
          <table:table-cell table:style-name="Table1.A2" office:value-type="string">
            <text:p text:style-name="P1">Temporal</text:p>
          </table:table-cell>
          <table:table-cell table:style-name="Table1.A2" office:value-type="string">
            <text:p text:style-name="P1">Anne vignette</text:p>
          </table:table-cell>
          <table:table-cell table:style-name="Table1.A2" office:value-type="string">
            <text:p text:style-name="P2">Increased vs decreased</text:p>
          </table:table-cell>
          <table:table-cell table:style-name="Table1.A2" office:value-type="string">
            <text:p text:style-name="P2">Third person</text:p>
          </table:table-cell>
          <table:table-cell table:style-name="Table1.A2" office:value-type="string">
            <text:p text:style-name="P1">Julie &amp; Mark</text:p>
          </table:table-cell>
          <table:table-cell table:style-name="Table1.A2" office:value-type="string">
            <text:p text:style-name="P1">Critical Slide</text:p>
          </table:table-cell>
          <table:table-cell table:style-name="Table1.A2" office:value-type="string">
            <text:p text:style-name="P7">117 / </text:p>
            <text:p text:style-name="P7">71</text:p>
          </table:table-cell>
          <table:table-cell table:style-name="Table1.A2" office:value-type="string">
            <text:p text:style-name="P2">Sig. Effect</text:p>
          </table:table-cell>
          <table:table-cell table:style-name="Table1.A2" office:value-type="string">
            <text:p text:style-name="P14">.<text:span text:style-name="T2">010 <text:s/>/</text:span></text:p>
            <text:p text:style-name="P14"><text:span text:style-name="T2">.017</text:span></text:p>
          </table:table-cell>
          <table:table-cell table:style-name="Table1.K2" office:value-type="string">
            <text:p text:style-name="P19">predicted</text:p>
          </table:table-cell>
        </table:table-row>
        <table:table-row>
          <table:table-cell table:style-name="Table1.A5" office:value-type="string">
            <text:p text:style-name="P1">Pilot 4</text:p>
          </table:table-cell>
          <table:table-cell table:style-name="Table1.B5" office:value-type="string">
            <text:p text:style-name="P1">Temporal</text:p>
          </table:table-cell>
          <table:table-cell table:style-name="Table1.C5" office:value-type="string">
            <text:p text:style-name="P1">Anne vignette</text:p>
          </table:table-cell>
          <table:table-cell table:style-name="Table1.D5" office:value-type="string">
            <text:p text:style-name="P4">Increased vs decreased</text:p>
          </table:table-cell>
          <table:table-cell table:style-name="Table1.E5" office:value-type="string">
            <text:p text:style-name="P2">Third person</text:p>
          </table:table-cell>
          <table:table-cell table:style-name="Table1.F5" office:value-type="string">
            <text:p text:style-name="P1">Julie &amp; Mark</text:p>
          </table:table-cell>
          <table:table-cell table:style-name="Table1.G5" office:value-type="string">
            <text:p text:style-name="P1">Critical Slide</text:p>
          </table:table-cell>
          <table:table-cell table:style-name="Table1.H5" office:value-type="string">
            <text:p text:style-name="P7">165 / </text:p>
            <text:p text:style-name="P7">77</text:p>
          </table:table-cell>
          <table:table-cell table:style-name="Table1.I5" office:value-type="string">
            <text:p text:style-name="P2">No sig. Effect</text:p>
          </table:table-cell>
          <table:table-cell table:style-name="Table1.J5" office:value-type="string">
            <text:p text:style-name="P14">.<text:span text:style-name="T2">741 / </text:span></text:p>
            <text:p text:style-name="P14"><text:span text:style-name="T2">.879</text:span></text:p>
          </table:table-cell>
          <table:table-cell table:style-name="Table1.K5" office:value-type="string">
            <text:p text:style-name="P19">(predicted)</text:p>
          </table:table-cell>
        </table:table-row>
        <table:table-row>
          <table:table-cell table:style-name="Table1.A2" office:value-type="string">
            <text:p text:style-name="P1">Pilot 5</text:p>
          </table:table-cell>
          <table:table-cell table:style-name="Table1.A2" office:value-type="string">
            <text:p text:style-name="P1">Temporal</text:p>
          </table:table-cell>
          <table:table-cell table:style-name="Table1.A2" office:value-type="string">
            <text:p text:style-name="P1">Imagined assignment</text:p>
          </table:table-cell>
          <table:table-cell table:style-name="Table1.A2" office:value-type="string">
            <text:p text:style-name="P16">Increased vs decreased</text:p>
          </table:table-cell>
          <table:table-cell table:style-name="Table1.A2" office:value-type="string">
            <text:p text:style-name="P1">First Person</text:p>
          </table:table-cell>
          <table:table-cell table:style-name="Table1.A2" office:value-type="string">
            <text:p text:style-name="P1">Julie &amp; Mark</text:p>
          </table:table-cell>
          <table:table-cell table:style-name="Table1.A2" office:value-type="string">
            <text:p text:style-name="P1">Critical Slide</text:p>
          </table:table-cell>
          <table:table-cell table:style-name="Table1.A2" office:value-type="string">
            <text:p text:style-name="P17">97 /</text:p>
            <text:p text:style-name="P17">71</text:p>
          </table:table-cell>
          <table:table-cell table:style-name="Table1.A2" office:value-type="string">
            <text:p text:style-name="P16">No sig. Effect</text:p>
          </table:table-cell>
          <table:table-cell table:style-name="Table1.A2" office:value-type="string">
            <text:p text:style-name="P15">.<text:span text:style-name="T6">432 /</text:span></text:p>
            <text:p text:style-name="P15">.<text:span text:style-name="T3">464</text:span></text:p>
          </table:table-cell>
          <table:table-cell table:style-name="Table1.K2" office:value-type="string">
            <text:p text:style-name="P19">(predicted)</text:p>
          </table:table-cell>
        </table:table-row>
        <table:table-row>
          <table:table-cell table:style-name="Table1.A7" office:value-type="string">
            <text:p text:style-name="P1">Pilot 6</text:p>
          </table:table-cell>
          <table:table-cell table:style-name="Table1.B7" office:value-type="string">
            <text:p text:style-name="P1">Temporal</text:p>
          </table:table-cell>
          <table:table-cell table:style-name="Table1.C7" office:value-type="string">
            <text:p text:style-name="P1">Anne vignette</text:p>
          </table:table-cell>
          <table:table-cell table:style-name="Table1.D7" office:value-type="string">
            <text:p text:style-name="P18">Increased vs decreased</text:p>
          </table:table-cell>
          <table:table-cell table:style-name="Table1.E7" office:value-type="string">
            <text:p text:style-name="P2">Third person</text:p>
          </table:table-cell>
          <table:table-cell table:style-name="Table1.F7" office:value-type="string">
            <text:p text:style-name="P1">Jennifer</text:p>
          </table:table-cell>
          <table:table-cell table:style-name="Table1.G7" office:value-type="string">
            <text:p text:style-name="P1">Scale Measure</text:p>
          </table:table-cell>
          <table:table-cell table:style-name="Table1.H7" office:value-type="string">
            <text:p text:style-name="P19">158 /</text:p>
            <text:p text:style-name="P19">76</text:p>
          </table:table-cell>
          <table:table-cell table:style-name="Table1.I7" office:value-type="string">
            <text:p text:style-name="P18">No sig. Effect</text:p>
          </table:table-cell>
          <table:table-cell table:style-name="Table1.J7" office:value-type="string">
            <text:p text:style-name="P15">.<text:span text:style-name="T6">306 /</text:span></text:p>
            <text:p text:style-name="P15">.<text:span text:style-name="T4">278</text:span></text:p>
          </table:table-cell>
          <table:table-cell table:style-name="Table1.K7" office:value-type="string">
            <text:p text:style-name="P19">(predicted)</text:p>
          </table:table-cell>
        </table:table-row>
        <table:table-row>
          <table:table-cell table:style-name="Table1.A2" office:value-type="string">
            <text:p text:style-name="P1">Pilot 7</text:p>
          </table:table-cell>
          <table:table-cell table:style-name="Table1.A2" office:value-type="string">
            <text:p text:style-name="P1">Temporal</text:p>
          </table:table-cell>
          <table:table-cell table:style-name="Table1.A2" office:value-type="string">
            <text:p text:style-name="P1">Anne vignette</text:p>
          </table:table-cell>
          <table:table-cell table:style-name="Table1.A2" office:value-type="string">
            <text:p text:style-name="P21">Increased vs decreased</text:p>
          </table:table-cell>
          <table:table-cell table:style-name="Table1.A2" office:value-type="string">
            <text:p text:style-name="P2">Third person</text:p>
          </table:table-cell>
          <table:table-cell table:style-name="Table1.A2" office:value-type="string">
            <text:p text:style-name="P1">Jennifer</text:p>
          </table:table-cell>
          <table:table-cell table:style-name="Table1.A2" office:value-type="string">
            <text:p text:style-name="P1">Critical Slide</text:p>
          </table:table-cell>
          <table:table-cell table:style-name="Table1.A2" office:value-type="string">
            <text:p text:style-name="P22">159 /</text:p>
            <text:p text:style-name="P22">87</text:p>
          </table:table-cell>
          <table:table-cell table:style-name="Table1.A2" office:value-type="string">
            <text:p text:style-name="P21">No sig. Effect</text:p>
          </table:table-cell>
          <table:table-cell table:style-name="Table1.A2" office:value-type="string">
            <text:p text:style-name="P15">.<text:span text:style-name="T6">868 /</text:span></text:p>
            <text:p text:style-name="P15">.<text:span text:style-name="T5">472</text:span></text:p>
          </table:table-cell>
          <table:table-cell table:style-name="Table1.K2" office:value-type="string">
            <text:p text:style-name="P22">(predicted)</text:p>
          </table:table-cell>
        </table:table-row>
        <table:table-row>
          <table:table-cell table:style-name="Table1.A9" office:value-type="string">
            <text:p text:style-name="P1">Pilot 8</text:p>
          </table:table-cell>
          <table:table-cell table:style-name="Table1.B9" office:value-type="string">
            <text:p text:style-name="P1">Temporal</text:p>
          </table:table-cell>
          <table:table-cell table:style-name="Table1.C9" office:value-type="string">
            <text:p text:style-name="P1">Modified Scenario</text:p>
          </table:table-cell>
          <table:table-cell table:style-name="Table1.D9" office:value-type="string">
            <text:p text:style-name="P21">Increased vs absent</text:p>
          </table:table-cell>
          <table:table-cell table:style-name="Table1.E9" office:value-type="string">
            <text:p text:style-name="P2">First Person</text:p>
          </table:table-cell>
          <table:table-cell table:style-name="Table1.F9" office:value-type="string">
            <text:p text:style-name="P1">Julie &amp; Mark</text:p>
          </table:table-cell>
          <table:table-cell table:style-name="Table1.G9" office:value-type="string">
            <text:p text:style-name="P1">Critical Slide</text:p>
          </table:table-cell>
          <table:table-cell table:style-name="Table1.H9" office:value-type="string">
            <text:p text:style-name="P22">286 /</text:p>
            <text:p text:style-name="P22">124</text:p>
          </table:table-cell>
          <table:table-cell table:style-name="Table1.I9" office:value-type="string">
            <text:p text:style-name="P21">No sig. Effect</text:p>
          </table:table-cell>
          <table:table-cell table:style-name="Table1.J9" office:value-type="string">
            <text:p text:style-name="P15">.<text:span text:style-name="T6">482 /</text:span></text:p>
            <text:p text:style-name="P15">.<text:span text:style-name="T5">681</text:span></text:p>
          </table:table-cell>
          <table:table-cell table:style-name="Table1.K9" office:value-type="string">
            <text:p text:style-name="P22">(opposite)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8T12:40:04.451974468</meta:creation-date>
    <dc:date>2023-06-08T16:50:25.475504309</dc:date>
    <meta:editing-duration>PT1H17M13S</meta:editing-duration>
    <meta:editing-cycles>4</meta:editing-cycles>
    <meta:generator>LibreOffice/7.3.7.2$Linux_X86_64 LibreOffice_project/30$Build-2</meta:generator>
    <meta:document-statistic meta:table-count="1" meta:image-count="0" meta:object-count="0" meta:page-count="1" meta:paragraph-count="113" meta:word-count="205" meta:character-count="1122" meta:non-whitespace-character-count="1026"/>
  </office:meta>
</office:document-meta>
</file>